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line-height="100%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ffffff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.3335in" fo:margin-top="0.1665in" fo:margin-bottom="0.1665in" style:contextual-spacing="false" fo:line-height="150%" fo:text-align="center" style:justify-single-word="false" fo:text-indent="0in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left="0in" fo:margin-right="0in" fo:line-height="100%" fo:text-indent="0.5in" style:auto-text-indent="false"/>
      <style:text-properties style:font-name="Times New Roman" fo:font-size="14pt" fo:font-weight="bold" officeooo:rsid="00176dd0" officeooo:paragraph-rsid="00176dd0" style:font-name-asian="Times New Roman2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4pt" style:text-underline-style="none" fo:font-weight="normal" officeooo:rsid="0012840e" officeooo:paragraph-rsid="0012840e" style:font-name-asian="Times New Roman2" style:font-size-asian="14pt" style:font-weight-asian="normal" style:font-name-complex="Times New Roman2" style:font-size-complex="14pt" style:font-weight-complex="normal"/>
    </style:style>
    <style:style style:name="P8" style:family="paragraph" style:parent-style-name="Standard">
      <loext:graphic-properties draw:fill="solid" draw:fill-color="#333333"/>
      <style:paragraph-properties fo:margin-left="0in" fo:margin-right="0in" fo:line-height="100%" fo:text-align="start" style:justify-single-word="false" fo:text-indent="0in" style:auto-text-indent="false" fo:background-color="#333333"/>
      <style:text-properties style:font-name="Times New Roman" fo:font-size="14pt" style:text-underline-style="none" fo:font-weight="normal" officeooo:rsid="0012840e" officeooo:paragraph-rsid="0012840e" style:font-name-asian="Times New Roman2" style:font-size-asian="14pt" style:font-weight-asian="normal" style:font-name-complex="Times New Roman2" style:font-size-complex="14pt" style:font-weight-complex="normal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4pt" style:text-underline-style="none" fo:font-weight="normal" officeooo:rsid="001617b1" officeooo:paragraph-rsid="001617b1" style:font-name-asian="Times New Roman2" style:font-size-asian="14pt" style:font-weight-asian="normal" style:font-name-complex="Times New Roman2" style:font-size-complex="14pt" style:font-weight-complex="normal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4pt" style:text-underline-style="none" fo:font-weight="normal" officeooo:rsid="001631f5" officeooo:paragraph-rsid="001631f5" style:font-name-asian="Times New Roman2" style:font-size-asian="14pt" style:font-weight-asian="normal" style:font-name-complex="Times New Roman2" style:font-size-complex="14pt" style:font-weight-complex="normal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4pt" style:text-underline-style="none" fo:font-weight="bold" officeooo:rsid="0012840e" officeooo:paragraph-rsid="0012840e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30433" officeooo:paragraph-rsid="0012840e" style:text-blinking="false" fo:background-color="transparent" style:font-name-asian="Times New Roman2" style:font-size-asian="14pt" style:font-weight-asian="normal" style:font-name-complex="Times New Roman2" style:font-size-complex="14pt" style:font-weight-complex="normal"/>
    </style:style>
    <style:style style:name="P13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officeooo:paragraph-rsid="001425a9"/>
    </style:style>
    <style:style style:name="P14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officeooo:rsid="001425a9" officeooo:paragraph-rsid="00176dd0"/>
    </style:style>
    <style:style style:name="P15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officeooo:rsid="001617b1" officeooo:paragraph-rsid="0018411a"/>
    </style:style>
    <style:style style:name="P16" style:family="paragraph" style:parent-style-name="Text_20_body">
      <style:paragraph-properties fo:margin-left="0in" fo:margin-right="0in" fo:margin-top="0in" fo:margin-bottom="0.0181in" style:contextual-spacing="false" fo:line-height="100%" fo:text-align="start" style:justify-single-word="false" fo:text-indent="0in" style:auto-text-indent="false"/>
      <style:text-properties officeooo:rsid="001425a9" officeooo:paragraph-rsid="00176dd0"/>
    </style:style>
    <style:style style:name="P17" style:family="paragraph" style:parent-style-name="Text_20_body">
      <style:text-properties style:font-name="Times New Roman" fo:font-size="14pt" fo:font-weight="bold" officeooo:rsid="001425a9" officeooo:paragraph-rsid="001425a9" style:font-name-asian="Times New Roman2" style:font-size-asian="14pt" style:font-weight-asian="bold" style:font-name-complex="Times New Roman2" style:font-size-complex="14pt"/>
    </style:style>
    <style:style style:name="P18" style:family="paragraph" style:parent-style-name="Text_20_body">
      <style:text-properties style:font-name="Times New Roman" fo:font-size="14pt" fo:font-weight="normal" officeooo:rsid="001425a9" officeooo:paragraph-rsid="001594cf" style:font-name-asian="Times New Roman2" style:font-size-asian="14pt" style:font-weight-asian="normal" style:font-name-complex="Times New Roman2" style:font-size-complex="14pt" style:font-weight-complex="normal"/>
    </style:style>
    <style:style style:name="P19" style:family="paragraph" style:parent-style-name="Text_20_body">
      <style:text-properties style:font-name="Times New Roman" fo:font-size="14pt" fo:font-weight="normal" officeooo:rsid="001425a9" officeooo:paragraph-rsid="0015ece6" style:font-name-asian="Times New Roman2" style:font-size-asian="14pt" style:font-weight-asian="normal" style:font-name-complex="Times New Roman2" style:font-size-complex="14pt" style:font-weight-complex="normal"/>
    </style:style>
    <style:style style:name="P20" style:family="paragraph" style:parent-style-name="Text_20_body">
      <style:text-properties style:font-name="Times New Roman" fo:font-size="14pt" fo:font-weight="normal" officeooo:rsid="0015ece6" officeooo:paragraph-rsid="0015ece6" style:font-name-asian="Times New Roman2" style:font-size-asian="14pt" style:font-weight-asian="normal" style:font-name-complex="Times New Roman2" style:font-size-complex="14pt" style:font-weight-complex="normal"/>
    </style:style>
    <style:style style:name="P21" style:family="paragraph" style:parent-style-name="Text_20_body">
      <style:text-properties officeooo:paragraph-rsid="00114d4d"/>
    </style:style>
    <style:style style:name="P22" style:family="paragraph" style:parent-style-name="Standard" style:master-page-name="Standard">
      <style:paragraph-properties fo:margin-left="0in" fo:margin-right="0.3335in" fo:margin-top="0.1665in" fo:margin-bottom="0.1665in" style:contextual-spacing="false" fo:line-height="150%" fo:text-align="center" style:justify-single-word="false" fo:text-indent="0in" style:auto-text-indent="false" style:page-number="1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4pt" style:text-underline-style="none" fo:font-weight="normal" officeooo:rsid="001617b1" officeooo:paragraph-rsid="001617b1" style:font-name-asian="Times New Roman2" style:font-size-asian="14pt" style:font-weight-asian="normal" style:font-name-complex="Times New Roman2" style:font-size-complex="14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4pt" style:text-underline-style="none" fo:font-weight="normal" officeooo:rsid="001617b1" officeooo:paragraph-rsid="001631f5" style:font-name-asian="Times New Roman2" style:font-size-asian="14pt" style:font-weight-asian="normal" style:font-name-complex="Times New Roman2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4pt" style:text-underline-style="none" fo:font-weight="normal" officeooo:rsid="001631f5" officeooo:paragraph-rsid="001631f5" style:font-name-asian="Times New Roman2" style:font-size-asian="14pt" style:font-weight-asian="normal" style:font-name-complex="Times New Roman2" style:font-size-complex="14pt" style:font-weight-complex="normal"/>
    </style:style>
    <style:style style:name="P26" style:family="paragraph" style:parent-style-name="Standard" style:list-style-name="WWNum1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4pt" fo:font-weight="bold" officeooo:rsid="00114d4d" officeooo:paragraph-rsid="00114d4d" style:font-name-asian="Times New Roman2" style:font-size-asian="14pt" style:font-weight-asian="bold" style:font-name-complex="Times New Roman2" style:font-size-complex="14pt"/>
    </style:style>
    <style:style style:name="P2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4pt" style:text-underline-style="none" fo:font-weight="bold" officeooo:rsid="001631f5" officeooo:paragraph-rsid="001631f5" style:font-name-asian="Times New Roman2" style:font-size-asian="14pt" style:font-weight-asian="bold" style:font-name-complex="Times New Roman2" style:font-size-complex="14pt" style:font-weight-complex="bold"/>
    </style:style>
    <style:style style:name="P2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4pt" style:text-underline-style="none" fo:font-weight="normal" officeooo:rsid="001631f5" officeooo:paragraph-rsid="001631f5" style:font-name-asian="Times New Roman2" style:font-size-asian="14pt" style:font-weight-asian="normal" style:font-name-complex="Times New Roman2" style:font-size-complex="14pt" style:font-weight-complex="normal"/>
    </style:style>
    <style:style style:name="P29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4pt" fo:font-weight="normal" officeooo:rsid="001f52cb" officeooo:paragraph-rsid="001bb72d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4pt" fo:font-weight="normal" officeooo:rsid="0020d3f8" officeooo:paragraph-rsid="0020d3f8" style:font-name-asian="Times New Roman2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14d4d" officeooo:paragraph-rsid="00114d4d" style:text-blinking="false" fo:background-color="transparent" style:font-name-asian="Times New Roman2" style:font-size-asian="14pt" style:font-weight-asian="bold" style:font-name-complex="Times New Roman2" style:font-size-complex="14pt" style:font-weight-complex="normal"/>
    </style:style>
    <style:style style:name="P3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d905c" officeooo:paragraph-rsid="001631f5" style:text-blinking="false" fo:background-color="transparent" style:font-name-asian="Times New Roman2" style:font-size-asian="14pt" style:font-weight-asian="normal" style:font-name-complex="Times New Roman2" style:font-size-complex="14pt" style:font-weight-complex="normal"/>
    </style:style>
    <style:style style:name="P34" style:family="paragraph" style:parent-style-name="Standard">
      <loext:graphic-properties draw:fill="solid" draw:fill-color="#333333"/>
      <style:paragraph-properties fo:margin-left="0in" fo:margin-right="0in" fo:line-height="100%" fo:text-align="start" style:justify-single-word="false" fo:text-indent="0in" style:auto-text-indent="false" fo:background-color="#333333"/>
      <style:text-properties fo:color="#f8f8f2" loext:opacity="100%" style:font-name="JetBrains Mono" fo:font-size="10.5pt" fo:font-style="normal" style:text-underline-style="none" fo:font-weight="normal" officeooo:rsid="0012840e" officeooo:paragraph-rsid="0012840e" style:font-name-asian="Times New Roman2" style:font-size-asian="10.5pt" style:font-style-asian="normal" style:font-weight-asian="normal" style:font-name-complex="Times New Roman2" style:font-size-complex="14pt" style:font-weight-complex="normal"/>
    </style:style>
    <style:style style:name="P35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Times New Roman" fo:font-size="14pt" style:text-underline-style="none" fo:font-weight="bold" officeooo:rsid="0012840e" officeooo:paragraph-rsid="0012840e" style:font-name-asian="Times New Roman2" style:font-size-asian="14pt" style:font-weight-asian="bold" style:font-name-complex="Times New Roman2" style:font-size-complex="14pt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Times New Roman" fo:font-size="14pt" style:text-underline-style="none" fo:font-weight="bold" officeooo:rsid="001631f5" officeooo:paragraph-rsid="001631f5" style:font-name-asian="Times New Roman2" style:font-size-asian="14pt" style:font-weight-asian="bold" style:font-name-complex="Times New Roman2" style:font-size-complex="14pt" style:font-weight-complex="bold"/>
    </style:style>
    <style:style style:name="P37" style:family="paragraph" style:parent-style-name="Standard">
      <style:paragraph-properties fo:margin-left="0in" fo:margin-right="0in" fo:line-height="100%" fo:text-indent="0.5in" style:auto-text-indent="false"/>
      <style:text-properties style:font-name="Times New Roman" fo:font-size="14pt" fo:font-weight="normal" officeooo:rsid="00176dd0" officeooo:paragraph-rsid="00176dd0" style:font-name-asian="Times New Roman2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>
      <style:paragraph-properties fo:margin-left="0in" fo:margin-right="0in" fo:line-height="100%" fo:text-indent="0.5in" style:auto-text-indent="false"/>
      <style:text-properties style:font-name="Times New Roman" fo:font-size="14pt" officeooo:rsid="001d905c" style:font-name-asian="Times New Roman2" style:font-size-asian="14pt" style:font-name-complex="Times New Roman2" style:font-size-complex="14pt"/>
    </style:style>
    <style:style style:name="P39" style:family="paragraph" style:parent-style-name="Standard">
      <style:paragraph-properties fo:margin-left="0in" fo:margin-right="0in" fo:line-height="100%" fo:text-indent="0.5in" style:auto-text-indent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40" style:family="paragraph" style:parent-style-name="Standard">
      <style:paragraph-properties fo:margin-left="0in" fo:margin-right="0in" fo:line-height="100%" fo:text-indent="0.5in" style:auto-text-indent="false" fo:break-before="pag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41" style:family="paragraph" style:parent-style-name="Standard" style:master-page-name="">
      <loext:graphic-properties draw:fill="solid" draw:fill-color="#333333"/>
      <style:paragraph-properties fo:margin-left="0in" fo:margin-right="-0.1252in" fo:line-height="100%" fo:text-align="start" style:justify-single-word="false" fo:text-indent="0in" style:auto-text-indent="false" style:page-number="auto" fo:background-color="#333333"/>
      <style:text-properties officeooo:paragraph-rsid="001631f5"/>
    </style:style>
    <style:style style:name="P42" style:family="paragraph" style:parent-style-name="Text_20_body" style:list-style-name="L1">
      <style:paragraph-properties fo:line-height="10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14d4d" officeooo:paragraph-rsid="00114d4d" style:text-blinking="false" fo:background-color="transparent" style:font-name-asian="Times New Roman2" style:font-size-asian="14pt" style:font-weight-asian="bold" style:font-name-complex="Times New Roman2" style:font-size-complex="14pt"/>
    </style:style>
    <style:style style:name="P43" style:family="paragraph" style:parent-style-name="Text_20_body">
      <style:text-properties style:font-name="Times New Roman" fo:font-size="14pt" fo:font-weight="normal" officeooo:paragraph-rsid="0015ece6" style:font-name-asian="Times New Roman2" style:font-size-asian="14pt" style:font-weight-asian="normal" style:font-name-complex="Times New Roman2" style:font-size-complex="14pt"/>
    </style:style>
    <style:style style:name="P44" style:family="paragraph" style:parent-style-name="Text_20_body" style:list-style-name="WWNum1">
      <style:paragraph-properties fo:margin-left="0.25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14d4d" officeooo:paragraph-rsid="00114d4d" style:text-blinking="false" fo:background-color="transparent" style:font-name-asian="Times New Roman2" style:font-size-asian="14pt" style:font-weight-asian="bold" style:font-name-complex="Times New Roman2" style:font-size-complex="14pt"/>
    </style:style>
    <style:style style:name="P45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46" style:family="paragraph" style:parent-style-name="Text_20_body">
      <style:paragraph-properties fo:margin-left="0in" fo:margin-right="0in" fo:margin-top="0in" fo:margin-bottom="0.0181in" style:contextual-spacing="false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76dd0" officeooo:paragraph-rsid="00176dd0" style:text-blinking="false" fo:background-color="transparent" style:font-name-asian="Times New Roman2" style:font-size-asian="14pt" style:font-weight-asian="normal" style:font-name-complex="Times New Roman2" style:font-size-complex="14pt" style:font-weight-complex="normal"/>
    </style:style>
    <style:style style:name="P4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617b1" officeooo:paragraph-rsid="00176dd0" style:text-blinking="false" fo:background-color="transparent" style:font-name-asian="Times New Roman2" style:font-size-asian="14pt" style:font-weight-asian="normal" style:font-name-complex="Times New Roman2" style:font-size-complex="14pt" style:font-weight-complex="normal"/>
    </style:style>
    <style:style style:name="P48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617b1" officeooo:paragraph-rsid="001617b1" style:text-blinking="false" fo:background-color="transparent" style:font-name-asian="Times New Roman2" style:font-size-asian="14pt" style:font-weight-asian="normal" style:font-name-complex="Times New Roman2" style:font-size-complex="14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style:text-blinking="false" fo:background-color="transparent" loext:char-shading-value="0" style:font-name-asian="Times New Roman2" style:font-size-asian="14pt" style:font-weight-asian="bold" style:font-name-complex="Times New Roman2" style:font-size-complex="14pt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14d4d" style:text-blinking="false" fo:background-color="transparent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425a9" style:text-blinking="false" fo:background-color="transparent" loext:char-shading-value="0" style:font-name-asian="Times New Roman2" style:font-size-asian="14pt" style:font-weight-asian="bold" style:font-name-complex="Times New Roman2" style:font-size-complex="14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76dd0" style:text-blinking="false" fo:background-color="transparent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8411a" style:text-blinking="false" fo:background-color="transparent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8f8cd" style:text-blinking="false" fo:background-color="transparent" loext:char-shading-value="0" style:font-name-asian="Times New Roman2" style:font-size-asian="14pt" style:font-weight-asian="normal" style:font-name-complex="Times New Roman2" style:font-size-complex="14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50fa7b" loext:opacity="100%" style:font-name="JetBrains Mono" fo:font-size="10.5pt" fo:font-style="normal" style:font-size-asian="10.5pt" style:font-style-asian="normal"/>
    </style:style>
    <style:style style:name="T15" style:family="text">
      <style:text-properties fo:color="#50fa7b" loext:opacity="100%" style:font-name="JetBrains Mono" fo:font-size="10.5pt" fo:font-style="normal" fo:font-weight="normal" style:font-size-asian="10.5pt" style:font-style-asian="normal" style:font-weight-asian="normal"/>
    </style:style>
    <style:style style:name="T16" style:family="text">
      <style:text-properties fo:color="#50fa7b" loext:opacity="100%" style:font-name="JetBrains Mono" fo:font-size="10.5pt" fo:font-style="normal" fo:font-weight="normal" style:font-size-asian="10.5pt" style:font-style-asian="normal" style:font-weight-asian="normal"/>
    </style:style>
    <style:style style:name="T17" style:family="text">
      <style:text-properties fo:color="#ff79c6" loext:opacity="100%" style:font-name="JetBrains Mono" fo:font-size="10.5pt" fo:font-style="normal" style:font-size-asian="10.5pt" style:font-style-asian="normal"/>
    </style:style>
    <style:style style:name="T18" style:family="text">
      <style:text-properties fo:color="#ff79c6" loext:opacity="100%" style:font-name="JetBrains Mono" fo:font-size="10.5pt" fo:font-style="normal" fo:font-weight="normal" style:font-size-asian="10.5pt" style:font-style-asian="normal" style:font-weight-asian="normal"/>
    </style:style>
    <style:style style:name="T19" style:family="text">
      <style:text-properties fo:color="#ff79c6" loext:opacity="100%" style:font-name="JetBrains Mono" fo:font-size="10.5pt" fo:font-style="normal" fo:font-weight="normal" style:font-size-asian="10.5pt" style:font-style-asian="normal" style:font-weight-asian="normal"/>
    </style:style>
    <style:style style:name="T20" style:family="text">
      <style:text-properties fo:color="#ff79c6" loext:opacity="100%" style:font-name="JetBrains Mono" fo:font-size="10.5pt" fo:font-style="normal" fo:font-weight="normal" style:font-name-asian="Times New Roman2" style:font-size-asian="10.5pt" style:font-style-asian="normal" style:font-weight-asian="normal" style:font-name-complex="Times New Roman2" style:font-size-complex="14pt"/>
    </style:style>
    <style:style style:name="T21" style:family="text">
      <style:text-properties fo:color="#f8f8f2" loext:opacity="100%" style:font-name="JetBrains Mono" fo:font-size="10.5pt" fo:font-style="normal" style:font-size-asian="10.5pt" style:font-style-asian="normal"/>
    </style:style>
    <style:style style:name="T22" style:family="text">
      <style:text-properties fo:color="#f8f8f2" loext:opacity="100%" style:font-name="JetBrains Mono" fo:font-size="10.5pt" fo:font-style="normal" fo:font-weight="normal" style:font-size-asian="10.5pt" style:font-style-asian="normal" style:font-weight-asian="normal"/>
    </style:style>
    <style:style style:name="T23" style:family="text">
      <style:text-properties fo:color="#f8f8f2" loext:opacity="100%" style:font-name="JetBrains Mono" fo:font-size="10.5pt" fo:font-style="normal" fo:font-weight="normal" style:font-size-asian="10.5pt" style:font-style-asian="normal" style:font-weight-asian="normal"/>
    </style:style>
    <style:style style:name="T24" style:family="text">
      <style:text-properties fo:color="#ffb86c" loext:opacity="100%" style:font-name="JetBrains Mono" fo:font-size="10.5pt" fo:font-style="italic" style:font-size-asian="10.5pt" style:font-style-asian="italic"/>
    </style:style>
    <style:style style:name="T25" style:family="text">
      <style:text-properties fo:color="#ffb86c" loext:opacity="100%" style:font-name="JetBrains Mono" fo:font-size="10.5pt" fo:font-style="italic" fo:font-weight="normal" style:font-size-asian="10.5pt" style:font-style-asian="italic" style:font-weight-asian="normal"/>
    </style:style>
    <style:style style:name="T26" style:family="text">
      <style:text-properties fo:color="#ffb86c" loext:opacity="100%" style:font-name="JetBrains Mono" fo:font-size="10.5pt" fo:font-style="italic" fo:font-weight="normal" style:font-size-asian="10.5pt" style:font-style-asian="italic" style:font-weight-asian="normal"/>
    </style:style>
    <style:style style:name="T27" style:family="text">
      <style:text-properties fo:color="#ffb86c" loext:opacity="100%" style:font-name="JetBrains Mono" fo:font-size="10.5pt" fo:font-style="normal" fo:font-weight="normal" style:font-size-asian="10.5pt" style:font-style-asian="normal" style:font-weight-asian="normal"/>
    </style:style>
    <style:style style:name="T28" style:family="text">
      <style:text-properties fo:color="#ffb86c" loext:opacity="100%" style:font-name="JetBrains Mono" fo:font-size="10.5pt" fo:font-style="normal" fo:font-weight="normal" style:font-size-asian="10.5pt" style:font-style-asian="normal" style:font-weight-asian="normal"/>
    </style:style>
    <style:style style:name="T29" style:family="text">
      <style:text-properties fo:color="#50fa78" loext:opacity="100%" style:font-name="JetBrains Mono" fo:font-size="10.5pt" fo:font-style="normal" style:font-size-asian="10.5pt" style:font-style-asian="normal"/>
    </style:style>
    <style:style style:name="T30" style:family="text">
      <style:text-properties fo:color="#50fa78" loext:opacity="100%" style:font-name="JetBrains Mono" fo:font-size="10.5pt" fo:font-style="normal" fo:font-weight="normal" style:font-size-asian="10.5pt" style:font-style-asian="normal" style:font-weight-asian="normal"/>
    </style:style>
    <style:style style:name="T31" style:family="text">
      <style:text-properties fo:color="#50fa78" loext:opacity="100%" style:font-name="JetBrains Mono" fo:font-size="10.5pt" fo:font-style="normal" fo:font-weight="normal" style:font-size-asian="10.5pt" style:font-style-asian="normal" style:font-weight-asian="normal"/>
    </style:style>
    <style:style style:name="T32" style:family="text">
      <style:text-properties fo:color="#8be9fd" loext:opacity="100%" style:font-name="JetBrains Mono" fo:font-size="10.5pt" fo:font-style="italic" style:font-size-asian="10.5pt" style:font-style-asian="italic"/>
    </style:style>
    <style:style style:name="T33" style:family="text">
      <style:text-properties fo:color="#8be9fd" loext:opacity="100%" style:font-name="JetBrains Mono" fo:font-size="10.5pt" fo:font-style="italic" fo:font-weight="normal" style:font-size-asian="10.5pt" style:font-style-asian="italic" style:font-weight-asian="normal"/>
    </style:style>
    <style:style style:name="T34" style:family="text">
      <style:text-properties fo:color="#8be9fd" loext:opacity="100%" style:font-name="JetBrains Mono" fo:font-size="10.5pt" fo:font-style="italic" fo:font-weight="normal" style:font-size-asian="10.5pt" style:font-style-asian="italic" style:font-weight-asian="normal"/>
    </style:style>
    <style:style style:name="T35" style:family="text">
      <style:text-properties fo:color="#bd93f9" loext:opacity="100%" style:font-name="JetBrains Mono" fo:font-size="10.5pt" fo:font-style="normal" style:font-size-asian="10.5pt" style:font-style-asian="normal"/>
    </style:style>
    <style:style style:name="T36" style:family="text">
      <style:text-properties fo:color="#bd93f9" loext:opacity="100%" style:font-name="JetBrains Mono" fo:font-size="10.5pt" fo:font-style="normal" fo:font-weight="normal" style:font-size-asian="10.5pt" style:font-style-asian="normal" style:font-weight-asian="normal"/>
    </style:style>
    <style:style style:name="T37" style:family="text">
      <style:text-properties fo:color="#bd93f9" loext:opacity="100%" style:font-name="JetBrains Mono" fo:font-size="10.5pt" fo:font-style="normal" fo:font-weight="normal" style:font-size-asian="10.5pt" style:font-style-asian="normal" style:font-weight-asian="normal"/>
    </style:style>
    <style:style style:name="T38" style:family="text">
      <style:text-properties fo:color="#bd93f9" loext:opacity="100%" style:font-name="JetBrains Mono" fo:font-size="10.5pt" fo:font-style="italic" style:font-size-asian="10.5pt" style:font-style-asian="italic"/>
    </style:style>
    <style:style style:name="T39" style:family="text">
      <style:text-properties officeooo:rsid="001425a9"/>
    </style:style>
    <style:style style:name="T40" style:family="text">
      <style:text-properties fo:font-weight="normal" style:font-weight-asian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1594cf"/>
    </style:style>
    <style:style style:name="T43" style:family="text">
      <style:text-properties officeooo:rsid="0015ece6"/>
    </style:style>
    <style:style style:name="T44" style:family="text">
      <style:text-properties officeooo:rsid="001617b1"/>
    </style:style>
    <style:style style:name="T45" style:family="text">
      <style:text-properties fo:color="#78dce8" loext:opacity="100%" style:font-name="JetBrains Mono" fo:font-size="10.5pt" fo:font-style="normal" style:font-size-asian="10.5pt" style:font-style-asian="normal"/>
    </style:style>
    <style:style style:name="T46" style:family="text">
      <style:text-properties fo:color="#6272a4" loext:opacity="100%" style:font-name="JetBrains Mono" fo:font-size="10.5pt" fo:font-style="italic" style:font-size-asian="10.5pt" style:font-style-asian="italic"/>
    </style:style>
    <style:style style:name="T47" style:family="text">
      <style:text-properties officeooo:rsid="001631f5"/>
    </style:style>
    <style:style style:name="T48" style:family="text">
      <style:text-properties fo:color="#f1fa8c" loext:opacity="100%" style:font-name="JetBrains Mono" fo:font-size="10.5pt" fo:font-style="normal" fo:font-weight="normal" style:font-size-asian="10.5pt" style:font-style-asian="normal" style:font-weight-asian="normal"/>
    </style:style>
    <style:style style:name="T49" style:family="text">
      <style:text-properties fo:color="#f1fa8c" loext:opacity="100%" style:font-name="JetBrains Mono" fo:font-size="10.5pt" fo:font-style="normal" fo:font-weight="normal" style:font-size-asian="10.5pt" style:font-style-asian="normal" style:font-weight-asian="normal"/>
    </style:style>
    <style:style style:name="T50" style:family="text">
      <style:text-properties officeooo:rsid="0015ece6" style:font-weight-complex="normal"/>
    </style:style>
    <style:style style:name="T51" style:family="text">
      <style:text-properties officeooo:rsid="001d905c"/>
    </style:style>
    <style:style style:name="T52" style:family="text">
      <style:text-properties officeooo:rsid="0020d3f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5">Національний технічний університет України «Київський Політехнічний Інститут ім. Ігоря Сікорського»</text:p>
      <text:p text:style-name="P5"/>
      <text:p text:style-name="P5">Факультет інформатики та обчислювальної техніки</text:p>
      <text:p text:style-name="P5"/>
      <text:p text:style-name="P5">Кафедра технічної кібернетики</text:p>
      <text:p text:style-name="P5">Звіт до комп‘ютерного практикуму № <text:span text:style-name="T39">3</text:span>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P1">Перевірив:<text:tab/><text:tab/><text:tab/><text:tab/><text:tab/><text:tab/><text:tab/><text:tab/>Виконали:</text:p>
      <text:p text:style-name="P1">Олейник В.В.<text:tab/><text:tab/><text:tab/><text:tab/><text:tab/><text:tab/><text:tab/>Студенти 4 курсу </text:p>
      <text:p text:style-name="P1"><text:tab/><text:tab/><text:tab/><text:tab/><text:tab/><text:tab/><text:tab/><text:tab/><text:tab/>Владимиров В.Р.</text:p>
      <text:p text:style-name="P1"><text:tab/><text:tab/><text:tab/><text:tab/><text:tab/><text:tab/><text:tab/><text:tab/><text:tab/>Пашковський В.Е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Київ 2021</text:p>
      <text:p text:style-name="P3"><text:soft-page-break/></text:p>
      <text:list xml:id="list4031059419" text:style-name="WWNum1">
        <text:list-header>
          <text:p text:style-name="P26">Постановка задачі</text:p>
          <text:p text:style-name="P44"/>
        </text:list-header>
      </text:list>
      <text:list xml:id="list1874413855" text:style-name="L1">
        <text:list-item>
          <text:p text:style-name="P42">Обрати середовище моделювання та задачу, що містить декілька агентів, що протидіють один одному (середовище має моделювати гру з нульовою сумою).</text:p>
        </text:list-item>
        <text:list-item>
          <text:p text:style-name="P45">В обраному середовищі вирішити поставлену задачу, реалізувавши один з методів пошуку в умовах протидії (MiniMax, альфа-бета відсікання або <text:span text:style-name="T13">ExpectiMax</text:span>). Для отримання максимальних балів – реалізуйте свою функцію оцінки станів.</text:p>
        </text:list-item>
        <text:list-item>
          <text:p text:style-name="P45">Описати використаний метод та результати його застосування.</text:p>
        </text:list-item>
        <text:list-item>
          <text:p text:style-name="P45">Виконати дослідження впливу деякого фактора середовища.</text:p>
        </text:list-item>
      </text:list>
      <text:p text:style-name="P32"/>
      <text:p text:style-name="P14"><text:span text:style-name="T4">С</text:span><text:span text:style-name="T3">ередовище – гра </text:span><text:span text:style-name="T1">Pacman</text:span><text:span text:style-name="T6">, </text:span><text:span text:style-name="T7">де агенти можуть переміщуватись (або ні) </text:span><text:span text:style-name="T8">у</text:span><text:span text:style-name="T7"> 2-вимірному простор</text:span><text:span text:style-name="T8">і</text:span><text:span text:style-name="T7"> (</text:span><text:span text:style-name="T8">у</text:span><text:span text:style-name="T7"> 4 сторони). </text:span></text:p>
      <text:p text:style-name="P16"><text:span text:style-name="T7">Агент пакмен повинен зібрати ус</text:span><text:span text:style-name="T8">ю іжу</text:span><text:span text:style-name="T7"> та уникати зіткнення з привид</text:span><text:span text:style-name="T8">а</text:span><text:span text:style-name="T7">м</text:span><text:span text:style-name="T8">и</text:span><text:span text:style-name="T7">, </text:span><text:span text:style-name="T8">якщо він не в стані, що дозволяє їсти привидів</text:span><text:span text:style-name="T7">.</text:span></text:p>
      <text:p text:style-name="P46">Агент привид рандомно переміщується по карті.</text:p>
      <text:p text:style-name="P47"/>
      <text:p text:style-name="P15"><text:span text:style-name="T6">Стан </text:span><text:span text:style-name="T7">гри </text:span><text:span text:style-name="T6">– </text:span><text:span text:style-name="T8">кількість очок, позиції іжі, </text:span><text:span text:style-name="T7">капсул, </text:span><text:span text:style-name="T8">стін; стани </text:span><text:span text:style-name="T7">усіх агентів </text:span><text:span text:style-name="T8">(</text:span><text:span text:style-name="T9">позиція, здатність пакману їсти привида)</text:span></text:p>
      <text:p text:style-name="P48"/>
      <text:p text:style-name="P13"><text:span text:style-name="T5">Метод пошуку - </text:span><text:bookmark text:name="docs-internal-guid-f23704fe-7fff-f759-31c6-377fc230881a"/><text:span text:style-name="T5"><text:s/></text:span><text:span text:style-name="T2">ExpectiMax</text:span><text:span text:style-name="T12"> </text:span><text:span text:style-name="T11">- </text:span><text:span text:style-name="T10">вважає, що відома оцінка імовірності вибору тих чи інших дій суперниками.</text:span></text:p>
      <text:p text:style-name="P21"/>
      <text:p text:style-name="P17">Опис алгоритму</text:p>
      <text:p text:style-name="P18">Для кожного кроку Pacman-а <text:span text:style-name="T42">рекурсивно обходиться</text:span> дерево станів, <text:span text:style-name="T42">що складається з максимум </text:span>depth <text:span text:style-name="T42">рівнів. </text:span></text:p>
      <text:p text:style-name="P19"><text:span text:style-name="T42">Кожен рівень складається з усіх зроблених рухів </text:span><text:span text:style-name="T43">(getLegalActions) </text:span><text:span text:style-name="T42">усіх агентів </text:span><text:span text:style-name="T43">(getNumAgents)</text:span><text:span text:style-name="T42">.</text:span></text:p>
      <text:p text:style-name="P19"><text:span text:style-name="T43">Якщо вузол (стан) є кінцевим (поразка, перемога, обмеження глибини) – його значення дорівнює </text:span><text:span text:style-name="T42"><text:s/></text:span><text:span text:style-name="T43">значенню <text:s/></text:span><text:span text:style-name="T42">evaluationFunction.</text:span></text:p>
      <text:p text:style-name="P20">Для дій привидів вузол <text:span text:style-name="T42">поверта</text:span>є <text:span text:style-name="T42">середнє значення вузлів-наступників </text:span>(expect)</text:p>
      <text:p text:style-name="P43"><text:span text:style-name="T50">Для дій пакмана вузол є максимізатором вузлів-наступників (max)</text:span></text:p>
      <text:p text:style-name="P35">Імплементація</text:p>
      <text:p text:style-name="P11"/>
      <text:p text:style-name="P12"/>
      <text:section text:style-name="Sect1" text:name="Section1">
        <text:p text:style-name="P8"><text:span text:style-name="T21"><text:line-break/></text:span><text:span text:style-name="T17">class </text:span><text:span text:style-name="T45">ExpectimaxAgent</text:span><text:span text:style-name="T21">(MultiAgentSearchAgent)</text:span><text:span text:style-name="T17">:</text:span><text:line-break/><text:line-break/><text:span text:style-name="T17"> <text:s text:c="3"/>def </text:span><text:span text:style-name="T14">getAction</text:span><text:span text:style-name="T21">(</text:span><text:span text:style-name="T38">self</text:span><text:span text:style-name="T21">, </text:span><text:span text:style-name="T24">gameState</text:span><text:span text:style-name="T17">: </text:span><text:span text:style-name="T21">GameState) -&gt; </text:span><text:span text:style-name="T32">str</text:span><text:span text:style-name="T17">:</text:span><text:line-break/><text:span text:style-name="T17"> <text:s text:c="7"/></text:span><text:span text:style-name="T21">move_scores </text:span><text:span text:style-name="T17">= </text:span><text:span text:style-name="T38">self</text:span><text:span text:style-name="T21">.</text:span><text:span text:style-name="T29">emoverate</text:span><text:span text:style-name="T21">(</text:span><text:span text:style-name="T24">gameState</text:span><text:span text:style-name="T21">)</text:span><text:line-break/><text:span text:style-name="T21"> <text:s text:c="7"/>max_score </text:span><text:span text:style-name="T17">= </text:span><text:span text:style-name="T32">max</text:span><text:span text:style-name="T21">(move_scores.</text:span><text:span text:style-name="T29">values</text:span><text:span text:style-name="T21">())</text:span><text:line-break/><text:span text:style-name="T21"> <text:s text:c="7"/>best_moves </text:span><text:span text:style-name="T17">= </text:span><text:span text:style-name="T21">[move </text:span><text:span text:style-name="T17">for </text:span><text:span text:style-name="T21">move, score </text:span><text:span text:style-name="T17">in </text:span><text:span text:style-name="T21">move_scores.</text:span><text:span text:style-name="T29">items</text:span><text:span text:style-name="T21">() </text:span><text:span text:style-name="T17">if </text:span><text:span text:style-name="T21">score </text:span><text:span text:style-name="T17">== </text:span><text:span text:style-name="T21">max_score]</text:span><text:line-break/><text:span text:style-name="T21"> <text:s text:c="7"/></text:span><text:span text:style-name="T17">return </text:span><text:span text:style-name="T21">random.</text:span><text:span text:style-name="T29">choice</text:span><text:span text:style-name="T21">(best_moves)</text:span><text:line-break/><text:line-break/><text:span text:style-name="T21"> <text:s text:c="3"/></text:span><text:span text:style-name="T17">def </text:span><text:span text:style-name="T14">expectimax</text:span><text:span text:style-name="T21">(</text:span><text:span text:style-name="T38">self</text:span><text:span text:style-name="T21">, </text:span><text:span text:style-name="T24">state</text:span><text:span text:style-name="T21">, </text:span><text:span text:style-name="T24">depth</text:span><text:span text:style-name="T21">, </text:span><text:span text:style-name="T24">agent_index</text:span><text:span text:style-name="T21">)</text:span><text:span text:style-name="T17">:</text:span><text:line-break/><text:span text:style-name="T17"> <text:s text:c="7"/>if </text:span><text:span text:style-name="T24">depth </text:span><text:span text:style-name="T17">== </text:span><text:span text:style-name="T38">self</text:span><text:span text:style-name="T21">.depth </text:span><text:span text:style-name="T17">or </text:span><text:span text:style-name="T24">state</text:span><text:span text:style-name="T21">.</text:span><text:span text:style-name="T29">isLose</text:span><text:span text:style-name="T21">() </text:span><text:span text:style-name="T17">or </text:span><text:span text:style-name="T24">state</text:span><text:span text:style-name="T21">.</text:span><text:span text:style-name="T29">isWin</text:span><text:span text:style-name="T21">()</text:span><text:span text:style-name="T17">:</text:span><text:line-break/><text:span text:style-name="T17"> <text:s text:c="11"/>return </text:span><text:span text:style-name="T38">self</text:span><text:span text:style-name="T21">.</text:span><text:span text:style-name="T29">evaluationFunction</text:span><text:span text:style-name="T21">(</text:span><text:span text:style-name="T24">state</text:span><text:span text:style-name="T21">)</text:span><text:line-break/><text:line-break/><text:span text:style-name="T21"> <text:s text:c="7"/>func </text:span><text:span text:style-name="T17">= </text:span><text:span text:style-name="T32">max </text:span><text:span text:style-name="T17">if </text:span><text:span text:style-name="T24">agent_index </text:span><text:span text:style-name="T17">== </text:span><text:span text:style-name="T35">0 </text:span><text:span text:style-name="T17">else </text:span><text:span text:style-name="T21">mean <text:s/></text:span><text:span text:style-name="T46"># max for pacman, mean for ghosts</text:span><text:line-break/><text:span text:style-name="T46"> <text:s text:c="7"/></text:span><text:span text:style-name="T21">move_results </text:span><text:span text:style-name="T17">= </text:span><text:span text:style-name="T38">self</text:span><text:span text:style-name="T21">.</text:span><text:span text:style-name="T29">emoverate</text:span><text:span text:style-name="T21">(</text:span><text:span text:style-name="T24">state</text:span><text:span text:style-name="T21">, </text:span><text:span text:style-name="T24">depth</text:span><text:span text:style-name="T21">, </text:span><text:span text:style-name="T24">agent_index</text:span><text:span text:style-name="T21">).</text:span><text:span text:style-name="T29">values</text:span><text:span text:style-name="T21">()</text:span><text:line-break/><text:span text:style-name="T21"> <text:s text:c="7"/></text:span><text:span text:style-name="T17">return </text:span><text:span text:style-name="T29">func</text:span><text:span text:style-name="T21">(move_results)</text:span><text:line-break/><text:line-break/><text:span text:style-name="T21"> <text:s text:c="3"/></text:span><text:span text:style-name="T17">def </text:span><text:span text:style-name="T14">emoverate</text:span><text:span text:style-name="T21">(</text:span><text:span text:style-name="T38">self</text:span><text:span text:style-name="T21">, </text:span><text:span text:style-name="T24">state</text:span><text:span text:style-name="T21">, </text:span><text:span text:style-name="T24">depth</text:span><text:span text:style-name="T17">=</text:span><text:span text:style-name="T35">0</text:span><text:span text:style-name="T21">, </text:span><text:span text:style-name="T24">agent_index</text:span><text:span text:style-name="T17">=</text:span><text:span text:style-name="T35">0</text:span><text:span text:style-name="T21">)</text:span><text:span text:style-name="T17">:</text:span><text:line-break/><text:span text:style-name="T17"> <text:s text:c="7"/>def </text:span><text:span text:style-name="T14">score_func</text:span><text:span text:style-name="T21">(</text:span><text:span text:style-name="T24">move</text:span><text:span text:style-name="T21">)</text:span><text:span text:style-name="T17">:</text:span><text:line-break/><text:span text:style-name="T17"> <text:s text:c="11"/>return </text:span><text:span text:style-name="T21">self.</text:span><text:span text:style-name="T29">expectimax</text:span><text:span text:style-name="T21">(state.</text:span><text:span text:style-name="T29">generateSuccessor</text:span><text:span text:style-name="T21">(agent_index, </text:span><text:span text:style-name="T24">move</text:span><text:span text:style-name="T21">), depth, agent_index </text:span><text:span text:style-name="T17">+ </text:span><text:span text:style-name="T35">1</text:span><text:span text:style-name="T21">)</text:span><text:line-break/><text:line-break/><text:span text:style-name="T21"> <text:s text:c="7"/></text:span><text:span text:style-name="T17">if </text:span><text:span text:style-name="T24">agent_index </text:span><text:span text:style-name="T17">== </text:span><text:span text:style-name="T24">state</text:span><text:span text:style-name="T21">.</text:span><text:span text:style-name="T29">getNumAgents</text:span><text:span text:style-name="T21">() </text:span><text:span text:style-name="T17">- </text:span><text:span text:style-name="T35">1</text:span><text:span text:style-name="T17">:</text:span><text:line-break/><text:span text:style-name="T17"> <text:s text:c="11"/>return </text:span><text:span text:style-name="T38">self</text:span><text:span text:style-name="T21">.</text:span><text:span text:style-name="T29">emoverate</text:span><text:span text:style-name="T21">(</text:span><text:span text:style-name="T24">state</text:span><text:span text:style-name="T21">, </text:span><text:span text:style-name="T24">depth</text:span><text:span text:style-name="T17">+</text:span><text:span text:style-name="T35">1</text:span><text:span text:style-name="T21">, </text:span><text:span text:style-name="T35">0</text:span><text:span text:style-name="T21">)</text:span><text:line-break/><text:line-break/><text:span text:style-name="T21"> <text:s text:c="7"/></text:span><text:span text:style-name="T17">return </text:span><text:span text:style-name="T21">{move</text:span><text:span text:style-name="T17">: </text:span><text:span text:style-name="T29">score_func</text:span><text:span text:style-name="T21">(move) </text:span><text:span text:style-name="T17">for </text:span><text:span text:style-name="T21">move </text:span><text:span text:style-name="T17">in </text:span><text:span text:style-name="T24">state</text:span><text:span text:style-name="T21">.</text:span><text:span text:style-name="T29">getLegalActions</text:span><text:span text:style-name="T21">(</text:span><text:span text:style-name="T24">agent_index</text:span><text:span text:style-name="T21">)}</text:span><text:line-break/></text:p>
        <text:p text:style-name="P34"/>
      </text:section>
      <text:p text:style-name="P7"/>
      <text:p text:style-name="P9">Функція emoverate повертає словник з можливими діями агенту та оцінкою стану, до якого призвела ця дія. </text:p>
      <text:p text:style-name="P9"/>
      <text:p text:style-name="P9">Функція expectimax рекурсивно оцінює стан. </text:p>
      <text:list xml:id="list2890165575" text:style-name="L2">
        <text:list-item>
          <text:p text:style-name="P23">Якщо досягнута максимальна глибина або стан є виграшним/програшним – повертається значення evaluationFunction</text:p>
        </text:list-item>
        <text:list-item>
          <text:p text:style-name="P24">Розглядаються <text:span text:style-name="T47">стани-наступники (дія наступного агента) функцією </text:span>emoverate</text:p>
          <text:list>
            <text:list-item>
              <text:p text:style-name="P25">Якщо даний агент є пакменом – повертаємо максимальний результат розглянутих станів</text:p>
            </text:list-item>
            <text:list-item>
              <text:p text:style-name="P25">Якщо даний агент є привидом – повертаємо середній результат розглянутих станів</text:p>
            </text:list-item>
          </text:list>
        </text:list-item>
      </text:list>
      <text:p text:style-name="P9"/>
      <text:p text:style-name="P10">Функція getAction розглядає усі можливі дії пакмена (функцією <text:span text:style-name="T44">emoverate</text:span>) та повертає ту, що дає найкращий результат (або випадкову з тих, що дають однаковий найкращий результат)</text:p>
      <text:p text:style-name="P36">Дослідження </text:p>
      <text:p text:style-name="P27"/>
      <text:p text:style-name="P10">Щоб дослідити вплив карти на результати гри було проведено по <text:span text:style-name="T52">2</text:span><text:span text:style-name="T51">0</text:span> симуляцій гри на кожній карті. <text:span text:style-name="T52">На кожну гру було встановлено таймаут 5 секунд.</text:span></text:p>
      <text:p text:style-name="P33"/>
      <text:section text:style-name="Sect1" text:name="Section2">
        <text:p text:style-name="P41"><text:span text:style-name="T20">i</text:span><text:span text:style-name="T18">import </text:span><text:span text:style-name="T22">multiprocessing</text:span><text:line-break/><text:span text:style-name="T18">import </text:span><text:span text:style-name="T22">subprocess</text:span><text:line-break/><text:span text:style-name="T18">from </text:span><text:span text:style-name="T22">pathlib </text:span><text:span text:style-name="T18">import </text:span><text:span text:style-name="T22">Path</text:span><text:line-break/><text:span text:style-name="T18">from </text:span><text:span text:style-name="T22">time </text:span><text:span text:style-name="T18">import </text:span><text:span text:style-name="T22">time</text:span><text:line-break/><text:span text:style-name="T18">from </text:span><text:span text:style-name="T22">tabulate </text:span><text:span text:style-name="T18">import </text:span><text:span text:style-name="T22">tabulate</text:span><text:line-break/><text:line-break/><text:span text:style-name="T22">PACMAN_DIR </text:span><text:span text:style-name="T18">= </text:span><text:span text:style-name="T30">Path</text:span><text:span text:style-name="T22">(__file__).parent </text:span><text:span text:style-name="T18">/ </text:span><text:span text:style-name="T48">'pacman'</text:span><text:line-break/><text:span text:style-name="T22">MAPS </text:span><text:span text:style-name="T18">= </text:span><text:span text:style-name="T22">[f.stem </text:span><text:span text:style-name="T18">for </text:span><text:span text:style-name="T22">f </text:span><text:span text:style-name="T18">in </text:span><text:span text:style-name="T22">(PACMAN_DIR </text:span><text:span text:style-name="T18">/ </text:span><text:span text:style-name="T48">'layouts'</text:span><text:span text:style-name="T22">).</text:span><text:span text:style-name="T30">iterdir</text:span><text:span text:style-name="T22">()]</text:span><text:line-break/><text:line-break/><text:line-break/><text:span text:style-name="T18">def </text:span><text:span text:style-name="T15">main</text:span><text:span text:style-name="T22">()</text:span><text:span text:style-name="T18">:</text:span><text:line-break/><text:span text:style-name="T18"> <text:s text:c="3"/></text:span><text:span text:style-name="T22">results </text:span><text:span text:style-name="T18">= </text:span><text:span text:style-name="T22">multiprocessing.</text:span><text:span text:style-name="T30">Pool</text:span><text:span text:style-name="T22">().</text:span><text:span text:style-name="T30">map</text:span><text:span text:style-name="T22">(run_game, MAPS)</text:span><text:line-break/><text:span text:style-name="T22"> <text:s text:c="3"/></text:span><text:span text:style-name="T33">print</text:span><text:span text:style-name="T22">(</text:span><text:span text:style-name="T30">tabulate</text:span><text:span text:style-name="T22">(results, </text:span><text:span text:style-name="T25">headers</text:span><text:span text:style-name="T18">=</text:span><text:span text:style-name="T22">[</text:span><text:span text:style-name="T48">'Map'</text:span><text:span text:style-name="T22">, </text:span><text:span text:style-name="T48">'WinRate'</text:span><text:span text:style-name="T22">, </text:span><text:span text:style-name="T48">'Avg Score'</text:span><text:span text:style-name="T22">, </text:span><text:span text:style-name="T48">'Time'</text:span><text:span text:style-name="T22">]))</text:span><text:line-break/><text:line-break/><text:line-break/><text:span text:style-name="T18">def </text:span><text:span text:style-name="T15">run_game</text:span><text:span text:style-name="T22">(</text:span><text:span text:style-name="T25">map_</text:span><text:span text:style-name="T22">)</text:span><text:span text:style-name="T18">:</text:span><text:line-break/><text:span text:style-name="T18"> <text:s text:c="3"/></text:span><text:span text:style-name="T22">time_start </text:span><text:span text:style-name="T18">= </text:span><text:span text:style-name="T30">time</text:span><text:span text:style-name="T22">()</text:span><text:line-break/><text:span text:style-name="T22"> <text:s text:c="3"/>output </text:span><text:span text:style-name="T18">= </text:span><text:span text:style-name="T22">subprocess.</text:span><text:span text:style-name="T30">run</text:span><text:span text:style-name="T22">(</text:span><text:line-break/><text:span text:style-name="T22"> <text:s text:c="7"/></text:span><text:span text:style-name="T48">f'python pacman.py -p ExpectimaxAgent -l </text:span><text:span text:style-name="T27">{</text:span><text:span text:style-name="T25">map_</text:span><text:span text:style-name="T27">}</text:span><text:span text:style-name="T48"> -a depth=3 -n 20 -q --timeout 5 -c'</text:span><text:span text:style-name="T22">,</text:span><text:line-break/><text:span text:style-name="T22"> <text:s text:c="7"/></text:span><text:span text:style-name="T25">cwd</text:span><text:span text:style-name="T18">=</text:span><text:span text:style-name="T22">PACMAN_DIR, </text:span><text:span text:style-name="T25">stdout</text:span><text:span text:style-name="T18">=</text:span><text:span text:style-name="T22">subprocess.PIPE, </text:span><text:span text:style-name="T25">shell</text:span><text:span text:style-name="T18">=True</text:span><text:span text:style-name="T22">, </text:span><text:span text:style-name="T25">text</text:span><text:span text:style-name="T18">=True</text:span><text:line-break/><text:span text:style-name="T18"> <text:s text:c="3"/></text:span><text:span text:style-name="T22">).stdout.</text:span><text:span text:style-name="T30">rsplit</text:span><text:span text:style-name="T22">(</text:span><text:span text:style-name="T48">'</text:span><text:span text:style-name="T27">\n</text:span><text:span text:style-name="T48">'</text:span><text:span text:style-name="T22">, </text:span><text:span text:style-name="T36">5</text:span><text:span text:style-name="T22">)</text:span><text:line-break/><text:span text:style-name="T22"> <text:s text:c="3"/>time_delta </text:span><text:span text:style-name="T18">= </text:span><text:span text:style-name="T30">time</text:span><text:span text:style-name="T22">() </text:span><text:span text:style-name="T18">- </text:span><text:span text:style-name="T22">time_start</text:span><text:line-break/><text:span text:style-name="T22"> <text:s text:c="3"/>avg_score </text:span><text:span text:style-name="T18">= </text:span><text:span text:style-name="T22">output[</text:span><text:span text:style-name="T18">-</text:span><text:span text:style-name="T36">5</text:span><text:span text:style-name="T22">].</text:span><text:span text:style-name="T30">split</text:span><text:span text:style-name="T22">(</text:span><text:span text:style-name="T48">', '</text:span><text:span text:style-name="T22">)[</text:span><text:span text:style-name="T18">-</text:span><text:span text:style-name="T36">1</text:span><text:span text:style-name="T22">].</text:span><text:span text:style-name="T30">split</text:span><text:span text:style-name="T22">(</text:span><text:span text:style-name="T48">')'</text:span><text:span text:style-name="T22">)[</text:span><text:span text:style-name="T36">0</text:span><text:span text:style-name="T22">]</text:span><text:line-break/><text:span text:style-name="T22"> <text:s text:c="3"/>win_rate </text:span><text:span text:style-name="T18">= </text:span><text:span text:style-name="T22">output[</text:span><text:span text:style-name="T18">-</text:span><text:span text:style-name="T36">3</text:span><text:span text:style-name="T22">].</text:span><text:span text:style-name="T30">split</text:span><text:span text:style-name="T22">(</text:span><text:span text:style-name="T48">'('</text:span><text:span text:style-name="T22">)[</text:span><text:span text:style-name="T18">-</text:span><text:span text:style-name="T36">1</text:span><text:span text:style-name="T22">].</text:span><text:span text:style-name="T30">split</text:span><text:span text:style-name="T22">(</text:span><text:span text:style-name="T48">')'</text:span><text:span text:style-name="T22">)[</text:span><text:span text:style-name="T36">0</text:span><text:span text:style-name="T22">]</text:span><text:line-break/><text:span text:style-name="T22"> <text:s text:c="3"/></text:span><text:span text:style-name="T18">return </text:span><text:span text:style-name="T25">map_</text:span><text:span text:style-name="T22">, win_rate, avg_score, time_delta</text:span><text:line-break/><text:line-break/><text:line-break/><text:span text:style-name="T30">main</text:span><text:span text:style-name="T22">()</text:span></text:p>
      </text:section>
      <text:p text:style-name="P38"><text:span text:style-name="T41"/></text:p>
      <text:p text:style-name="P38"><text:span text:style-name="T41"/></text:p>
      <text:p text:style-name="P30">Map<text:tab/><text:tab/><text:tab/>WinRate<text:tab/><text:tab/>AvgScore<text:tab/><text:tab/>Time</text:p>
      <text:p text:style-name="P30">---------------<text:tab/><text:tab/>---------<text:tab/><text:tab/>-----------<text:tab/><text:tab/>---------</text:p>
      <text:p text:style-name="P30">openClassic<text:tab/><text:tab/>0.7<text:tab/><text:tab/><text:tab/>938.4<text:tab/><text:tab/><text:tab/>77.7825</text:p>
      <text:p text:style-name="P30">capsuleClassic<text:tab/>0.1<text:tab/><text:tab/><text:tab/>15.95<text:tab/><text:tab/><text:tab/>38.014</text:p>
      <text:p text:style-name="P30">trickyClassic<text:tab/>0<text:tab/><text:tab/><text:tab/>31.05<text:tab/><text:tab/><text:tab/>126.323</text:p>
      <text:p text:style-name="P30">trappedClassic<text:tab/>0.4<text:tab/><text:tab/><text:tab/>-88.4<text:tab/><text:tab/><text:tab/>1.12843</text:p>
      <text:p text:style-name="P30">minimaxClassic<text:tab/>0.75<text:tab/><text:tab/><text:tab/>262.8<text:tab/><text:tab/><text:tab/>1.23125</text:p>
      <text:p text:style-name="P30">contestClassic<text:tab/>0.2<text:tab/><text:tab/><text:tab/>1399.85<text:tab/><text:tab/>96.6292</text:p>
      <text:p text:style-name="P30">originalClassic<text:tab/>0<text:tab/><text:tab/><text:tab/>355.2<text:tab/><text:tab/><text:tab/>104.634</text:p>
      <text:p text:style-name="P30">mediumClassic<text:tab/>0.9<text:tab/><text:tab/><text:tab/>1562.35<text:tab/><text:tab/>68.2483</text:p>
      <text:p text:style-name="P30">smallClassic<text:tab/><text:tab/>0.85<text:tab/><text:tab/><text:tab/>944.05<text:tab/><text:tab/>46.8061</text:p>
      <text:p text:style-name="P30">testClassic<text:tab/><text:tab/>1<text:tab/><text:tab/><text:tab/>520.8<text:tab/><text:tab/><text:tab/>9.34092</text:p>
      <text:p text:style-name="P30"/>
      <text:p text:style-name="P31">Деякі карти, напевно, через свій розмір, обраховуються дуже довго.</text:p>
      <text:p text:style-name="P40">Висновок:</text:p>
      <text:p text:style-name="P6"/>
      <text:p text:style-name="P37">Створити інтелектуального агента не так вже й складно. Але він буде або тупий або повільний, через експоненційну часову складність алгоритмів. Не завадило б додати оптимізаці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644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3-16T04:50:48.144542435</dc:date>
    <meta:editing-duration>PT55M30S</meta:editing-duration>
    <meta:editing-cycles>5</meta:editing-cycles>
    <meta:document-statistic meta:table-count="0" meta:image-count="0" meta:object-count="0" meta:page-count="5" meta:paragraph-count="53" meta:word-count="623" meta:character-count="5274" meta:non-whitespace-character-count="4415"/>
  </office:meta>
</office:document-meta>
</file>